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0" table:default-cell-style-name="Default"/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office:value-type="float" office:value="750" calcext:value-type="float">
            <text:p>750</text:p>
          </table:table-cell>
          <table:table-cell office:value-type="float" office:value="1000" calcext:value-type="float">
            <text:p>1000</text:p>
          </table:table-cell>
          <table:table-cell office:value-type="float" office:value="1250" calcext:value-type="float">
            <text:p>1250</text:p>
          </table:table-cell>
          <table:table-cell office:value-type="float" office:value="1500" calcext:value-type="float">
            <text:p>1500</text:p>
          </table:table-cell>
          <table:table-cell office:value-type="float" office:value="1750" calcext:value-type="float">
            <text:p>1750</text:p>
          </table:table-cell>
          <table:table-cell office:value-type="float" office:value="2000" calcext:value-type="float">
            <text:p>2000</text:p>
          </table:table-cell>
          <table:table-cell table:number-columns-repeated="11"/>
        </table:table-row>
        <table:table-row table:style-name="ro1">
          <table:table-cell office:value-type="float" office:value="56.5197105407715" calcext:value-type="float">
            <text:p>56.5197105407715</text:p>
          </table:table-cell>
          <table:table-cell office:value-type="float" office:value="47235" calcext:value-type="float">
            <text:p>47235</text:p>
          </table:table-cell>
          <table:table-cell table:number-columns-repeated="2" office:value-type="float" office:value="47187" calcext:value-type="float">
            <text:p>47187</text:p>
          </table:table-cell>
          <table:table-cell office:value-type="float" office:value="47132" calcext:value-type="float">
            <text:p>47132</text:p>
          </table:table-cell>
          <table:table-cell office:value-type="float" office:value="46962" calcext:value-type="float">
            <text:p>46962</text:p>
          </table:table-cell>
          <table:table-cell office:value-type="float" office:value="46745" calcext:value-type="float">
            <text:p>46745</text:p>
          </table:table-cell>
          <table:table-cell table:number-columns-repeated="2" office:value-type="float" office:value="46680" calcext:value-type="float">
            <text:p>46680</text:p>
          </table:table-cell>
          <table:table-cell/>
          <table:table-cell office:value-type="string" calcext:value-type="string">
            <text:p>pr107</text:p>
          </table:table-cell>
          <table:table-cell/>
          <table:table-cell table:formula="of:=([.B2]-[.$K$3])/[.$K$3]" office:value-type="float" office:value="0.0661806198225854" calcext:value-type="float">
            <text:p>0.066180619822585</text:p>
          </table:table-cell>
          <table:table-cell table:formula="of:=([.C2]-[.$K$3])/[.$K$3]" office:value-type="float" office:value="0.0650971717490915" calcext:value-type="float">
            <text:p>0.065097171749092</text:p>
          </table:table-cell>
          <table:table-cell table:formula="of:=([.D2]-[.$K$3])/[.$K$3]" office:value-type="float" office:value="0.0650971717490915" calcext:value-type="float">
            <text:p>0.065097171749092</text:p>
          </table:table-cell>
          <table:table-cell table:formula="of:=([.E2]-[.$K$3])/[.$K$3]" office:value-type="float" office:value="0.0638557208315464" calcext:value-type="float">
            <text:p>0.063855720831546</text:p>
          </table:table-cell>
          <table:table-cell table:formula="of:=([.F2]-[.$K$3])/[.$K$3]" office:value-type="float" office:value="0.0600185089045889" calcext:value-type="float">
            <text:p>0.060018508904589</text:p>
          </table:table-cell>
          <table:table-cell table:formula="of:=([.G2]-[.$K$3])/[.$K$3]" office:value-type="float" office:value="0.0551204207390019" calcext:value-type="float">
            <text:p>0.055120420739002</text:p>
          </table:table-cell>
          <table:table-cell table:formula="of:=([.H2]-[.$K$3])/[.$K$3]" office:value-type="float" office:value="0.0536532514728122" calcext:value-type="float">
            <text:p>0.053653251472812</text:p>
          </table:table-cell>
          <table:table-cell table:formula="of:=([.I2]-[.$K$3])/[.$K$3]" office:value-type="float" office:value="0.0536532514728122" calcext:value-type="float">
            <text:p>0.053653251472812</text:p>
          </table:table-cell>
        </table:table-row>
        <table:table-row table:style-name="ro1">
          <table:table-cell office:value-type="float" office:value="48.6930134296417" calcext:value-type="float">
            <text:p>48.6930134296417</text:p>
          </table:table-cell>
          <table:table-cell table:number-columns-repeated="7" office:value-type="float" office:value="46950" calcext:value-type="float">
            <text:p>46950</text:p>
          </table:table-cell>
          <table:table-cell office:value-type="float" office:value="46782" calcext:value-type="float">
            <text:p>46782</text:p>
          </table:table-cell>
          <table:table-cell/>
          <table:table-cell office:value-type="float" office:value="44303" calcext:value-type="float">
            <text:p>44303</text:p>
          </table:table-cell>
          <table:table-cell/>
          <table:table-cell table:formula="of:=([.B3]-[.$K$3])/[.$K$3]" office:value-type="float" office:value="0.0597476468862154" calcext:value-type="float">
            <text:p>0.059747646886215</text:p>
          </table:table-cell>
          <table:table-cell table:formula="of:=([.C3]-[.$K$3])/[.$K$3]" office:value-type="float" office:value="0.0597476468862154" calcext:value-type="float">
            <text:p>0.059747646886215</text:p>
          </table:table-cell>
          <table:table-cell table:formula="of:=([.D3]-[.$K$3])/[.$K$3]" office:value-type="float" office:value="0.0597476468862154" calcext:value-type="float">
            <text:p>0.059747646886215</text:p>
          </table:table-cell>
          <table:table-cell table:formula="of:=([.E3]-[.$K$3])/[.$K$3]" office:value-type="float" office:value="0.0597476468862154" calcext:value-type="float">
            <text:p>0.059747646886215</text:p>
          </table:table-cell>
          <table:table-cell table:formula="of:=([.F3]-[.$K$3])/[.$K$3]" office:value-type="float" office:value="0.0597476468862154" calcext:value-type="float">
            <text:p>0.059747646886215</text:p>
          </table:table-cell>
          <table:table-cell table:formula="of:=([.G3]-[.$K$3])/[.$K$3]" office:value-type="float" office:value="0.0597476468862154" calcext:value-type="float">
            <text:p>0.059747646886215</text:p>
          </table:table-cell>
          <table:table-cell table:formula="of:=([.H3]-[.$K$3])/[.$K$3]" office:value-type="float" office:value="0.0597476468862154" calcext:value-type="float">
            <text:p>0.059747646886215</text:p>
          </table:table-cell>
          <table:table-cell table:formula="of:=([.I3]-[.$K$3])/[.$K$3]" office:value-type="float" office:value="0.0559555786289867" calcext:value-type="float">
            <text:p>0.055955578628987</text:p>
          </table:table-cell>
        </table:table-row>
        <table:table-row table:style-name="ro1">
          <table:table-cell office:value-type="float" office:value="43.9579012393951" calcext:value-type="float">
            <text:p>43.9579012393951</text:p>
          </table:table-cell>
          <table:table-cell office:value-type="float" office:value="46680" calcext:value-type="float">
            <text:p>46680</text:p>
          </table:table-cell>
          <table:table-cell office:value-type="float" office:value="46563" calcext:value-type="float">
            <text:p>46563</text:p>
          </table:table-cell>
          <table:table-cell office:value-type="float" office:value="46379" calcext:value-type="float">
            <text:p>46379</text:p>
          </table:table-cell>
          <table:table-cell table:number-columns-repeated="2" office:value-type="float" office:value="46262" calcext:value-type="float">
            <text:p>46262</text:p>
          </table:table-cell>
          <table:table-cell table:number-columns-repeated="3" office:value-type="float" office:value="46145" calcext:value-type="float">
            <text:p>46145</text:p>
          </table:table-cell>
          <table:table-cell table:number-columns-repeated="3"/>
          <table:table-cell table:formula="of:=([.B4]-[.$K$3])/[.$K$3]" office:value-type="float" office:value="0.0536532514728122" calcext:value-type="float">
            <text:p>0.053653251472812</text:p>
          </table:table-cell>
          <table:table-cell table:formula="of:=([.C4]-[.$K$3])/[.$K$3]" office:value-type="float" office:value="0.0510123467936709" calcext:value-type="float">
            <text:p>0.051012346793671</text:p>
          </table:table-cell>
          <table:table-cell table:formula="of:=([.D4]-[.$K$3])/[.$K$3]" office:value-type="float" office:value="0.0468591291786109" calcext:value-type="float">
            <text:p>0.046859129178611</text:p>
          </table:table-cell>
          <table:table-cell table:formula="of:=([.E4]-[.$K$3])/[.$K$3]" office:value-type="float" office:value="0.0442182244994696" calcext:value-type="float">
            <text:p>0.04421822449947</text:p>
          </table:table-cell>
          <table:table-cell table:formula="of:=([.F4]-[.$K$3])/[.$K$3]" office:value-type="float" office:value="0.0442182244994696" calcext:value-type="float">
            <text:p>0.04421822449947</text:p>
          </table:table-cell>
          <table:table-cell table:formula="of:=([.G4]-[.$K$3])/[.$K$3]" office:value-type="float" office:value="0.0415773198203282" calcext:value-type="float">
            <text:p>0.041577319820328</text:p>
          </table:table-cell>
          <table:table-cell table:formula="of:=([.H4]-[.$K$3])/[.$K$3]" office:value-type="float" office:value="0.0415773198203282" calcext:value-type="float">
            <text:p>0.041577319820328</text:p>
          </table:table-cell>
          <table:table-cell table:formula="of:=([.I4]-[.$K$3])/[.$K$3]" office:value-type="float" office:value="0.0415773198203282" calcext:value-type="float">
            <text:p>0.041577319820328</text:p>
          </table:table-cell>
        </table:table-row>
        <table:table-row table:style-name="ro1">
          <table:table-cell office:value-type="float" office:value="46.6774663925171" calcext:value-type="float">
            <text:p>46.6774663925171</text:p>
          </table:table-cell>
          <table:table-cell table:number-columns-repeated="2" office:value-type="float" office:value="46609" calcext:value-type="float">
            <text:p>46609</text:p>
          </table:table-cell>
          <table:table-cell table:number-columns-repeated="3" office:value-type="float" office:value="46376" calcext:value-type="float">
            <text:p>46376</text:p>
          </table:table-cell>
          <table:table-cell office:value-type="float" office:value="46215" calcext:value-type="float">
            <text:p>46215</text:p>
          </table:table-cell>
          <table:table-cell table:number-columns-repeated="2" office:value-type="float" office:value="46160" calcext:value-type="float">
            <text:p>46160</text:p>
          </table:table-cell>
          <table:table-cell table:number-columns-repeated="3"/>
          <table:table-cell table:formula="of:=([.B5]-[.$K$3])/[.$K$3]" office:value-type="float" office:value="0.0520506511974358" calcext:value-type="float">
            <text:p>0.052050651197436</text:p>
          </table:table-cell>
          <table:table-cell table:formula="of:=([.C5]-[.$K$3])/[.$K$3]" office:value-type="float" office:value="0.0520506511974358" calcext:value-type="float">
            <text:p>0.052050651197436</text:p>
          </table:table-cell>
          <table:table-cell table:formula="of:=([.D5]-[.$K$3])/[.$K$3]" office:value-type="float" office:value="0.0467914136740176" calcext:value-type="float">
            <text:p>0.046791413674018</text:p>
          </table:table-cell>
          <table:table-cell table:formula="of:=([.E5]-[.$K$3])/[.$K$3]" office:value-type="float" office:value="0.0467914136740176" calcext:value-type="float">
            <text:p>0.046791413674018</text:p>
          </table:table-cell>
          <table:table-cell table:formula="of:=([.F5]-[.$K$3])/[.$K$3]" office:value-type="float" office:value="0.0467914136740176" calcext:value-type="float">
            <text:p>0.046791413674018</text:p>
          </table:table-cell>
          <table:table-cell table:formula="of:=([.G5]-[.$K$3])/[.$K$3]" office:value-type="float" office:value="0.0431573482608401" calcext:value-type="float">
            <text:p>0.04315734826084</text:p>
          </table:table-cell>
          <table:table-cell table:formula="of:=([.H5]-[.$K$3])/[.$K$3]" office:value-type="float" office:value="0.041915897343295" calcext:value-type="float">
            <text:p>0.041915897343295</text:p>
          </table:table-cell>
          <table:table-cell table:formula="of:=([.I5]-[.$K$3])/[.$K$3]" office:value-type="float" office:value="0.041915897343295" calcext:value-type="float">
            <text:p>0.041915897343295</text:p>
          </table:table-cell>
        </table:table-row>
        <table:table-row table:style-name="ro1">
          <table:table-cell office:value-type="float" office:value="47.079498052597" calcext:value-type="float">
            <text:p>47.079498052597</text:p>
          </table:table-cell>
          <table:table-cell table:number-columns-repeated="5" office:value-type="float" office:value="46680" calcext:value-type="float">
            <text:p>46680</text:p>
          </table:table-cell>
          <table:table-cell office:value-type="float" office:value="46583" calcext:value-type="float">
            <text:p>46583</text:p>
          </table:table-cell>
          <table:table-cell office:value-type="float" office:value="46524" calcext:value-type="float">
            <text:p>46524</text:p>
          </table:table-cell>
          <table:table-cell office:value-type="float" office:value="46427" calcext:value-type="float">
            <text:p>46427</text:p>
          </table:table-cell>
          <table:table-cell table:number-columns-repeated="3"/>
          <table:table-cell table:formula="of:=([.B6]-[.$K$3])/[.$K$3]" office:value-type="float" office:value="0.0536532514728122" calcext:value-type="float">
            <text:p>0.053653251472812</text:p>
          </table:table-cell>
          <table:table-cell table:formula="of:=([.C6]-[.$K$3])/[.$K$3]" office:value-type="float" office:value="0.0536532514728122" calcext:value-type="float">
            <text:p>0.053653251472812</text:p>
          </table:table-cell>
          <table:table-cell table:formula="of:=([.D6]-[.$K$3])/[.$K$3]" office:value-type="float" office:value="0.0536532514728122" calcext:value-type="float">
            <text:p>0.053653251472812</text:p>
          </table:table-cell>
          <table:table-cell table:formula="of:=([.E6]-[.$K$3])/[.$K$3]" office:value-type="float" office:value="0.0536532514728122" calcext:value-type="float">
            <text:p>0.053653251472812</text:p>
          </table:table-cell>
          <table:table-cell table:formula="of:=([.F6]-[.$K$3])/[.$K$3]" office:value-type="float" office:value="0.0536532514728122" calcext:value-type="float">
            <text:p>0.053653251472812</text:p>
          </table:table-cell>
          <table:table-cell table:formula="of:=([.G6]-[.$K$3])/[.$K$3]" office:value-type="float" office:value="0.05146378349096" calcext:value-type="float">
            <text:p>0.05146378349096</text:p>
          </table:table-cell>
          <table:table-cell table:formula="of:=([.H6]-[.$K$3])/[.$K$3]" office:value-type="float" office:value="0.0501320452339571" calcext:value-type="float">
            <text:p>0.050132045233957</text:p>
          </table:table-cell>
          <table:table-cell table:formula="of:=([.I6]-[.$K$3])/[.$K$3]" office:value-type="float" office:value="0.0479425772521048" calcext:value-type="float">
            <text:p>0.047942577252105</text:p>
          </table:table-cell>
        </table:table-row>
        <table:table-row table:style-name="ro1">
          <table:table-cell office:value-type="float" office:value="20.1157383918762" calcext:value-type="float">
            <text:p>20.1157383918762</text:p>
          </table:table-cell>
          <table:table-cell table:number-columns-repeated="2" office:value-type="float" office:value="5804" calcext:value-type="float">
            <text:p>5804</text:p>
          </table:table-cell>
          <table:table-cell table:number-columns-repeated="2" office:value-type="float" office:value="5740" calcext:value-type="float">
            <text:p>5740</text:p>
          </table:table-cell>
          <table:table-cell office:value-type="float" office:value="5698" calcext:value-type="float">
            <text:p>5698</text:p>
          </table:table-cell>
          <table:table-cell office:value-type="float" office:value="5632" calcext:value-type="float">
            <text:p>5632</text:p>
          </table:table-cell>
          <table:table-cell office:value-type="float" office:value="5619" calcext:value-type="float">
            <text:p>5619</text:p>
          </table:table-cell>
          <table:table-cell office:value-type="float" office:value="5604" calcext:value-type="float">
            <text:p>5604</text:p>
          </table:table-cell>
          <table:table-cell/>
          <table:table-cell office:value-type="string" calcext:value-type="string">
            <text:p>gr48</text:p>
          </table:table-cell>
          <table:table-cell/>
          <table:table-cell table:formula="of:=([.B7]-[.$K$8])/[.$K$8]" office:value-type="float" office:value="0.15021799445105" calcext:value-type="float">
            <text:p>0.15021799445105</text:p>
          </table:table-cell>
          <table:table-cell table:formula="of:=([.C7]-[.$K$8])/[.$K$8]" office:value-type="float" office:value="0.15021799445105" calcext:value-type="float">
            <text:p>0.15021799445105</text:p>
          </table:table-cell>
          <table:table-cell table:formula="of:=([.D7]-[.$K$8])/[.$K$8]" office:value-type="float" office:value="0.137534680935394" calcext:value-type="float">
            <text:p>0.137534680935394</text:p>
          </table:table-cell>
          <table:table-cell table:formula="of:=([.E7]-[.$K$8])/[.$K$8]" office:value-type="float" office:value="0.137534680935394" calcext:value-type="float">
            <text:p>0.137534680935394</text:p>
          </table:table-cell>
          <table:table-cell table:formula="of:=([.F7]-[.$K$8])/[.$K$8]" office:value-type="float" office:value="0.129211256440745" calcext:value-type="float">
            <text:p>0.129211256440745</text:p>
          </table:table-cell>
          <table:table-cell table:formula="of:=([.G7]-[.$K$8])/[.$K$8]" office:value-type="float" office:value="0.116131589377725" calcext:value-type="float">
            <text:p>0.116131589377725</text:p>
          </table:table-cell>
          <table:table-cell table:formula="of:=([.H7]-[.$K$8])/[.$K$8]" office:value-type="float" office:value="0.113555291319857" calcext:value-type="float">
            <text:p>0.113555291319857</text:p>
          </table:table-cell>
          <table:table-cell table:formula="of:=([.I7]-[.$K$8])/[.$K$8]" office:value-type="float" office:value="0.110582639714625" calcext:value-type="float">
            <text:p>0.110582639714625</text:p>
          </table:table-cell>
        </table:table-row>
        <table:table-row table:style-name="ro1">
          <table:table-cell office:value-type="float" office:value="19.5546469688416" calcext:value-type="float">
            <text:p>19.5546469688416</text:p>
          </table:table-cell>
          <table:table-cell table:number-columns-repeated="2" office:value-type="float" office:value="5755" calcext:value-type="float">
            <text:p>5755</text:p>
          </table:table-cell>
          <table:table-cell table:number-columns-repeated="4" office:value-type="float" office:value="5702" calcext:value-type="float">
            <text:p>5702</text:p>
          </table:table-cell>
          <table:table-cell table:number-columns-repeated="2" office:value-type="float" office:value="5571" calcext:value-type="float">
            <text:p>5571</text:p>
          </table:table-cell>
          <table:table-cell/>
          <table:table-cell office:value-type="float" office:value="5046" calcext:value-type="float">
            <text:p>5046</text:p>
          </table:table-cell>
          <table:table-cell/>
          <table:table-cell table:formula="of:=([.B8]-[.$K$8])/[.$K$8]" office:value-type="float" office:value="0.140507332540626" calcext:value-type="float">
            <text:p>0.140507332540626</text:p>
          </table:table-cell>
          <table:table-cell table:formula="of:=([.C8]-[.$K$8])/[.$K$8]" office:value-type="float" office:value="0.140507332540626" calcext:value-type="float">
            <text:p>0.140507332540626</text:p>
          </table:table-cell>
          <table:table-cell table:formula="of:=([.D8]-[.$K$8])/[.$K$8]" office:value-type="float" office:value="0.130003963535474" calcext:value-type="float">
            <text:p>0.130003963535474</text:p>
          </table:table-cell>
          <table:table-cell table:formula="of:=([.E8]-[.$K$8])/[.$K$8]" office:value-type="float" office:value="0.130003963535474" calcext:value-type="float">
            <text:p>0.130003963535474</text:p>
          </table:table-cell>
          <table:table-cell table:formula="of:=([.F8]-[.$K$8])/[.$K$8]" office:value-type="float" office:value="0.130003963535474" calcext:value-type="float">
            <text:p>0.130003963535474</text:p>
          </table:table-cell>
          <table:table-cell table:formula="of:=([.G8]-[.$K$8])/[.$K$8]" office:value-type="float" office:value="0.130003963535474" calcext:value-type="float">
            <text:p>0.130003963535474</text:p>
          </table:table-cell>
          <table:table-cell table:formula="of:=([.H8]-[.$K$8])/[.$K$8]" office:value-type="float" office:value="0.104042806183115" calcext:value-type="float">
            <text:p>0.104042806183115</text:p>
          </table:table-cell>
          <table:table-cell table:formula="of:=([.I8]-[.$K$8])/[.$K$8]" office:value-type="float" office:value="0.104042806183115" calcext:value-type="float">
            <text:p>0.104042806183115</text:p>
          </table:table-cell>
        </table:table-row>
        <table:table-row table:style-name="ro1">
          <table:table-cell office:value-type="float" office:value="20.4790856838226" calcext:value-type="float">
            <text:p>20.4790856838226</text:p>
          </table:table-cell>
          <table:table-cell office:value-type="float" office:value="5836" calcext:value-type="float">
            <text:p>5836</text:p>
          </table:table-cell>
          <table:table-cell office:value-type="float" office:value="5835" calcext:value-type="float">
            <text:p>5835</text:p>
          </table:table-cell>
          <table:table-cell office:value-type="float" office:value="5834" calcext:value-type="float">
            <text:p>5834</text:p>
          </table:table-cell>
          <table:table-cell office:value-type="float" office:value="5824" calcext:value-type="float">
            <text:p>5824</text:p>
          </table:table-cell>
          <table:table-cell table:number-columns-repeated="3" office:value-type="float" office:value="5762" calcext:value-type="float">
            <text:p>5762</text:p>
          </table:table-cell>
          <table:table-cell office:value-type="float" office:value="5584" calcext:value-type="float">
            <text:p>5584</text:p>
          </table:table-cell>
          <table:table-cell table:number-columns-repeated="3"/>
          <table:table-cell table:formula="of:=([.B9]-[.$K$8])/[.$K$8]" office:value-type="float" office:value="0.156559651208878" calcext:value-type="float">
            <text:p>0.156559651208878</text:p>
          </table:table-cell>
          <table:table-cell table:formula="of:=([.C9]-[.$K$8])/[.$K$8]" office:value-type="float" office:value="0.156361474435196" calcext:value-type="float">
            <text:p>0.156361474435196</text:p>
          </table:table-cell>
          <table:table-cell table:formula="of:=([.D9]-[.$K$8])/[.$K$8]" office:value-type="float" office:value="0.156163297661514" calcext:value-type="float">
            <text:p>0.156163297661514</text:p>
          </table:table-cell>
          <table:table-cell table:formula="of:=([.E9]-[.$K$8])/[.$K$8]" office:value-type="float" office:value="0.154181529924693" calcext:value-type="float">
            <text:p>0.154181529924693</text:p>
          </table:table-cell>
          <table:table-cell table:formula="of:=([.F9]-[.$K$8])/[.$K$8]" office:value-type="float" office:value="0.141894569956401" calcext:value-type="float">
            <text:p>0.141894569956401</text:p>
          </table:table-cell>
          <table:table-cell table:formula="of:=([.G9]-[.$K$8])/[.$K$8]" office:value-type="float" office:value="0.141894569956401" calcext:value-type="float">
            <text:p>0.141894569956401</text:p>
          </table:table-cell>
          <table:table-cell table:formula="of:=([.H9]-[.$K$8])/[.$K$8]" office:value-type="float" office:value="0.141894569956401" calcext:value-type="float">
            <text:p>0.141894569956401</text:p>
          </table:table-cell>
          <table:table-cell table:formula="of:=([.I9]-[.$K$8])/[.$K$8]" office:value-type="float" office:value="0.106619104240983" calcext:value-type="float">
            <text:p>0.106619104240983</text:p>
          </table:table-cell>
        </table:table-row>
        <table:table-row table:style-name="ro1">
          <table:table-cell office:value-type="float" office:value="19.3227095603943" calcext:value-type="float">
            <text:p>19.3227095603943</text:p>
          </table:table-cell>
          <table:table-cell table:number-columns-repeated="2" office:value-type="float" office:value="5717" calcext:value-type="float">
            <text:p>5717</text:p>
          </table:table-cell>
          <table:table-cell office:value-type="float" office:value="5617" calcext:value-type="float">
            <text:p>5617</text:p>
          </table:table-cell>
          <table:table-cell table:number-columns-repeated="3" office:value-type="float" office:value="5606" calcext:value-type="float">
            <text:p>5606</text:p>
          </table:table-cell>
          <table:table-cell office:value-type="float" office:value="5542" calcext:value-type="float">
            <text:p>5542</text:p>
          </table:table-cell>
          <table:table-cell office:value-type="float" office:value="5520" calcext:value-type="float">
            <text:p>5520</text:p>
          </table:table-cell>
          <table:table-cell table:number-columns-repeated="3"/>
          <table:table-cell table:formula="of:=([.B10]-[.$K$8])/[.$K$8]" office:value-type="float" office:value="0.132976615140706" calcext:value-type="float">
            <text:p>0.132976615140706</text:p>
          </table:table-cell>
          <table:table-cell table:formula="of:=([.C10]-[.$K$8])/[.$K$8]" office:value-type="float" office:value="0.132976615140706" calcext:value-type="float">
            <text:p>0.132976615140706</text:p>
          </table:table-cell>
          <table:table-cell table:formula="of:=([.D10]-[.$K$8])/[.$K$8]" office:value-type="float" office:value="0.113158937772493" calcext:value-type="float">
            <text:p>0.113158937772493</text:p>
          </table:table-cell>
          <table:table-cell table:formula="of:=([.E10]-[.$K$8])/[.$K$8]" office:value-type="float" office:value="0.11097899326199" calcext:value-type="float">
            <text:p>0.11097899326199</text:p>
          </table:table-cell>
          <table:table-cell table:formula="of:=([.F10]-[.$K$8])/[.$K$8]" office:value-type="float" office:value="0.11097899326199" calcext:value-type="float">
            <text:p>0.11097899326199</text:p>
          </table:table-cell>
          <table:table-cell table:formula="of:=([.G10]-[.$K$8])/[.$K$8]" office:value-type="float" office:value="0.11097899326199" calcext:value-type="float">
            <text:p>0.11097899326199</text:p>
          </table:table-cell>
          <table:table-cell table:formula="of:=([.H10]-[.$K$8])/[.$K$8]" office:value-type="float" office:value="0.0982956797463337" calcext:value-type="float">
            <text:p>0.098295679746334</text:p>
          </table:table-cell>
          <table:table-cell table:formula="of:=([.I10]-[.$K$8])/[.$K$8]" office:value-type="float" office:value="0.093935790725327" calcext:value-type="float">
            <text:p>0.093935790725327</text:p>
          </table:table-cell>
        </table:table-row>
        <table:table-row table:style-name="ro1">
          <table:table-cell office:value-type="float" office:value="19.2104911804199" calcext:value-type="float">
            <text:p>19.2104911804199</text:p>
          </table:table-cell>
          <table:table-cell table:number-columns-repeated="3" office:value-type="float" office:value="5799" calcext:value-type="float">
            <text:p>5799</text:p>
          </table:table-cell>
          <table:table-cell office:value-type="float" office:value="5705" calcext:value-type="float">
            <text:p>5705</text:p>
          </table:table-cell>
          <table:table-cell office:value-type="float" office:value="5577" calcext:value-type="float">
            <text:p>5577</text:p>
          </table:table-cell>
          <table:table-cell table:number-columns-repeated="2" office:value-type="float" office:value="5567" calcext:value-type="float">
            <text:p>5567</text:p>
          </table:table-cell>
          <table:table-cell office:value-type="float" office:value="5533" calcext:value-type="float">
            <text:p>5533</text:p>
          </table:table-cell>
          <table:table-cell table:number-columns-repeated="3"/>
          <table:table-cell table:formula="of:=([.B11]-[.$K$8])/[.$K$8]" office:value-type="float" office:value="0.14922711058264" calcext:value-type="float">
            <text:p>0.14922711058264</text:p>
          </table:table-cell>
          <table:table-cell table:formula="of:=([.C11]-[.$K$8])/[.$K$8]" office:value-type="float" office:value="0.14922711058264" calcext:value-type="float">
            <text:p>0.14922711058264</text:p>
          </table:table-cell>
          <table:table-cell table:formula="of:=([.D11]-[.$K$8])/[.$K$8]" office:value-type="float" office:value="0.14922711058264" calcext:value-type="float">
            <text:p>0.14922711058264</text:p>
          </table:table-cell>
          <table:table-cell table:formula="of:=([.E11]-[.$K$8])/[.$K$8]" office:value-type="float" office:value="0.13059849385652" calcext:value-type="float">
            <text:p>0.13059849385652</text:p>
          </table:table-cell>
          <table:table-cell table:formula="of:=([.F11]-[.$K$8])/[.$K$8]" office:value-type="float" office:value="0.105231866825208" calcext:value-type="float">
            <text:p>0.105231866825208</text:p>
          </table:table-cell>
          <table:table-cell table:formula="of:=([.G11]-[.$K$8])/[.$K$8]" office:value-type="float" office:value="0.103250099088387" calcext:value-type="float">
            <text:p>0.103250099088387</text:p>
          </table:table-cell>
          <table:table-cell table:formula="of:=([.H11]-[.$K$8])/[.$K$8]" office:value-type="float" office:value="0.103250099088387" calcext:value-type="float">
            <text:p>0.103250099088387</text:p>
          </table:table-cell>
          <table:table-cell table:formula="of:=([.I11]-[.$K$8])/[.$K$8]" office:value-type="float" office:value="0.0965120887831946" calcext:value-type="float">
            <text:p>0.096512088783195</text:p>
          </table:table-cell>
        </table:table-row>
        <table:table-row table:style-name="ro1">
          <table:table-cell office:value-type="float" office:value="17.8625190258026" calcext:value-type="float">
            <text:p>17.8625190258026</text:p>
          </table:table-cell>
          <table:table-cell office:value-type="float" office:value="8849" calcext:value-type="float">
            <text:p>8849</text:p>
          </table:table-cell>
          <table:table-cell office:value-type="float" office:value="8715" calcext:value-type="float">
            <text:p>8715</text:p>
          </table:table-cell>
          <table:table-cell table:number-columns-repeated="2" office:value-type="float" office:value="8701" calcext:value-type="float">
            <text:p>8701</text:p>
          </table:table-cell>
          <table:table-cell table:number-columns-repeated="4" office:value-type="float" office:value="8561" calcext:value-type="float">
            <text:p>8561</text:p>
          </table:table-cell>
          <table:table-cell/>
          <table:table-cell office:value-type="string" calcext:value-type="string">
            <text:p>ft53</text:p>
          </table:table-cell>
          <table:table-cell/>
          <table:table-cell table:formula="of:=([.B12]-[.$K$13])/[.$K$13]" office:value-type="float" office:value="0.281535119478639" calcext:value-type="float">
            <text:p>0.281535119478639</text:p>
          </table:table-cell>
          <table:table-cell table:formula="of:=([.C12]-[.$K$13])/[.$K$13]" office:value-type="float" office:value="0.262128892107169" calcext:value-type="float">
            <text:p>0.262128892107169</text:p>
          </table:table-cell>
          <table:table-cell table:formula="of:=([.D12]-[.$K$13])/[.$K$13]" office:value-type="float" office:value="0.260101375814627" calcext:value-type="float">
            <text:p>0.260101375814627</text:p>
          </table:table-cell>
          <table:table-cell table:formula="of:=([.E12]-[.$K$13])/[.$K$13]" office:value-type="float" office:value="0.260101375814627" calcext:value-type="float">
            <text:p>0.260101375814627</text:p>
          </table:table-cell>
          <table:table-cell table:formula="of:=([.F12]-[.$K$13])/[.$K$13]" office:value-type="float" office:value="0.239826212889211" calcext:value-type="float">
            <text:p>0.239826212889211</text:p>
          </table:table-cell>
          <table:table-cell table:formula="of:=([.G12]-[.$K$13])/[.$K$13]" office:value-type="float" office:value="0.239826212889211" calcext:value-type="float">
            <text:p>0.239826212889211</text:p>
          </table:table-cell>
          <table:table-cell table:formula="of:=([.H12]-[.$K$13])/[.$K$13]" office:value-type="float" office:value="0.239826212889211" calcext:value-type="float">
            <text:p>0.239826212889211</text:p>
          </table:table-cell>
          <table:table-cell table:formula="of:=([.I12]-[.$K$13])/[.$K$13]" office:value-type="float" office:value="0.239826212889211" calcext:value-type="float">
            <text:p>0.239826212889211</text:p>
          </table:table-cell>
        </table:table-row>
        <table:table-row table:style-name="ro1">
          <table:table-cell office:value-type="float" office:value="16.9111657142639" calcext:value-type="float">
            <text:p>16.9111657142639</text:p>
          </table:table-cell>
          <table:table-cell table:number-columns-repeated="2" office:value-type="float" office:value="8635" calcext:value-type="float">
            <text:p>8635</text:p>
          </table:table-cell>
          <table:table-cell office:value-type="float" office:value="8496" calcext:value-type="float">
            <text:p>8496</text:p>
          </table:table-cell>
          <table:table-cell table:number-columns-repeated="5" office:value-type="float" office:value="8380" calcext:value-type="float">
            <text:p>8380</text:p>
          </table:table-cell>
          <table:table-cell/>
          <table:table-cell office:value-type="float" office:value="6905" calcext:value-type="float">
            <text:p>6905</text:p>
          </table:table-cell>
          <table:table-cell/>
          <table:table-cell table:formula="of:=([.B13]-[.$K$13])/[.$K$13]" office:value-type="float" office:value="0.250543084721216" calcext:value-type="float">
            <text:p>0.250543084721216</text:p>
          </table:table-cell>
          <table:table-cell table:formula="of:=([.C13]-[.$K$13])/[.$K$13]" office:value-type="float" office:value="0.250543084721216" calcext:value-type="float">
            <text:p>0.250543084721216</text:p>
          </table:table-cell>
          <table:table-cell table:formula="of:=([.D13]-[.$K$13])/[.$K$13]" office:value-type="float" office:value="0.230412744388125" calcext:value-type="float">
            <text:p>0.230412744388125</text:p>
          </table:table-cell>
          <table:table-cell table:formula="of:=([.E13]-[.$K$13])/[.$K$13]" office:value-type="float" office:value="0.213613323678494" calcext:value-type="float">
            <text:p>0.213613323678494</text:p>
          </table:table-cell>
          <table:table-cell table:formula="of:=([.F13]-[.$K$13])/[.$K$13]" office:value-type="float" office:value="0.213613323678494" calcext:value-type="float">
            <text:p>0.213613323678494</text:p>
          </table:table-cell>
          <table:table-cell table:formula="of:=([.G13]-[.$K$13])/[.$K$13]" office:value-type="float" office:value="0.213613323678494" calcext:value-type="float">
            <text:p>0.213613323678494</text:p>
          </table:table-cell>
          <table:table-cell table:formula="of:=([.H13]-[.$K$13])/[.$K$13]" office:value-type="float" office:value="0.213613323678494" calcext:value-type="float">
            <text:p>0.213613323678494</text:p>
          </table:table-cell>
          <table:table-cell table:formula="of:=([.I13]-[.$K$13])/[.$K$13]" office:value-type="float" office:value="0.213613323678494" calcext:value-type="float">
            <text:p>0.213613323678494</text:p>
          </table:table-cell>
        </table:table-row>
        <table:table-row table:style-name="ro1">
          <table:table-cell office:value-type="float" office:value="16.9293823242187" calcext:value-type="float">
            <text:p>16.9293823242187</text:p>
          </table:table-cell>
          <table:table-cell office:value-type="float" office:value="8933" calcext:value-type="float">
            <text:p>8933</text:p>
          </table:table-cell>
          <table:table-cell table:number-columns-repeated="6" office:value-type="float" office:value="8797" calcext:value-type="float">
            <text:p>8797</text:p>
          </table:table-cell>
          <table:table-cell office:value-type="float" office:value="8713" calcext:value-type="float">
            <text:p>8713</text:p>
          </table:table-cell>
          <table:table-cell table:number-columns-repeated="3"/>
          <table:table-cell table:formula="of:=([.B14]-[.$K$13])/[.$K$13]" office:value-type="float" office:value="0.293700217233888" calcext:value-type="float">
            <text:p>0.293700217233888</text:p>
          </table:table-cell>
          <table:table-cell table:formula="of:=([.C14]-[.$K$13])/[.$K$13]" office:value-type="float" office:value="0.27400434467777" calcext:value-type="float">
            <text:p>0.27400434467777</text:p>
          </table:table-cell>
          <table:table-cell table:formula="of:=([.D14]-[.$K$13])/[.$K$13]" office:value-type="float" office:value="0.27400434467777" calcext:value-type="float">
            <text:p>0.27400434467777</text:p>
          </table:table-cell>
          <table:table-cell table:formula="of:=([.E14]-[.$K$13])/[.$K$13]" office:value-type="float" office:value="0.27400434467777" calcext:value-type="float">
            <text:p>0.27400434467777</text:p>
          </table:table-cell>
          <table:table-cell table:formula="of:=([.F14]-[.$K$13])/[.$K$13]" office:value-type="float" office:value="0.27400434467777" calcext:value-type="float">
            <text:p>0.27400434467777</text:p>
          </table:table-cell>
          <table:table-cell table:formula="of:=([.G14]-[.$K$13])/[.$K$13]" office:value-type="float" office:value="0.27400434467777" calcext:value-type="float">
            <text:p>0.27400434467777</text:p>
          </table:table-cell>
          <table:table-cell table:formula="of:=([.H14]-[.$K$13])/[.$K$13]" office:value-type="float" office:value="0.27400434467777" calcext:value-type="float">
            <text:p>0.27400434467777</text:p>
          </table:table-cell>
          <table:table-cell table:formula="of:=([.I14]-[.$K$13])/[.$K$13]" office:value-type="float" office:value="0.26183924692252" calcext:value-type="float">
            <text:p>0.26183924692252</text:p>
          </table:table-cell>
        </table:table-row>
        <table:table-row table:style-name="ro1">
          <table:table-cell office:value-type="float" office:value="17.7868690490723" calcext:value-type="float">
            <text:p>17.7868690490723</text:p>
          </table:table-cell>
          <table:table-cell table:number-columns-repeated="2" office:value-type="float" office:value="8584" calcext:value-type="float">
            <text:p>8584</text:p>
          </table:table-cell>
          <table:table-cell office:value-type="float" office:value="8444" calcext:value-type="float">
            <text:p>8444</text:p>
          </table:table-cell>
          <table:table-cell table:number-columns-repeated="4" office:value-type="float" office:value="8439" calcext:value-type="float">
            <text:p>8439</text:p>
          </table:table-cell>
          <table:table-cell office:value-type="float" office:value="8403" calcext:value-type="float">
            <text:p>8403</text:p>
          </table:table-cell>
          <table:table-cell table:number-columns-repeated="3"/>
          <table:table-cell table:formula="of:=([.B15]-[.$K$13])/[.$K$13]" office:value-type="float" office:value="0.243157132512672" calcext:value-type="float">
            <text:p>0.243157132512672</text:p>
          </table:table-cell>
          <table:table-cell table:formula="of:=([.C15]-[.$K$13])/[.$K$13]" office:value-type="float" office:value="0.243157132512672" calcext:value-type="float">
            <text:p>0.243157132512672</text:p>
          </table:table-cell>
          <table:table-cell table:formula="of:=([.D15]-[.$K$13])/[.$K$13]" office:value-type="float" office:value="0.222881969587256" calcext:value-type="float">
            <text:p>0.222881969587256</text:p>
          </table:table-cell>
          <table:table-cell table:formula="of:=([.E15]-[.$K$13])/[.$K$13]" office:value-type="float" office:value="0.222157856625634" calcext:value-type="float">
            <text:p>0.222157856625634</text:p>
          </table:table-cell>
          <table:table-cell table:formula="of:=([.F15]-[.$K$13])/[.$K$13]" office:value-type="float" office:value="0.222157856625634" calcext:value-type="float">
            <text:p>0.222157856625634</text:p>
          </table:table-cell>
          <table:table-cell table:formula="of:=([.G15]-[.$K$13])/[.$K$13]" office:value-type="float" office:value="0.222157856625634" calcext:value-type="float">
            <text:p>0.222157856625634</text:p>
          </table:table-cell>
          <table:table-cell table:formula="of:=([.H15]-[.$K$13])/[.$K$13]" office:value-type="float" office:value="0.222157856625634" calcext:value-type="float">
            <text:p>0.222157856625634</text:p>
          </table:table-cell>
          <table:table-cell table:formula="of:=([.I15]-[.$K$13])/[.$K$13]" office:value-type="float" office:value="0.216944243301955" calcext:value-type="float">
            <text:p>0.216944243301955</text:p>
          </table:table-cell>
        </table:table-row>
        <table:table-row table:style-name="ro1">
          <table:table-cell office:value-type="float" office:value="17.6931123733521" calcext:value-type="float">
            <text:p>17.6931123733521</text:p>
          </table:table-cell>
          <table:table-cell table:number-columns-repeated="2" office:value-type="float" office:value="8618" calcext:value-type="float">
            <text:p>8618</text:p>
          </table:table-cell>
          <table:table-cell table:number-columns-repeated="3" office:value-type="float" office:value="8529" calcext:value-type="float">
            <text:p>8529</text:p>
          </table:table-cell>
          <table:table-cell table:number-columns-repeated="3" office:value-type="float" office:value="8448" calcext:value-type="float">
            <text:p>8448</text:p>
          </table:table-cell>
          <table:table-cell table:number-columns-repeated="3"/>
          <table:table-cell table:formula="of:=([.B16]-[.$K$13])/[.$K$13]" office:value-type="float" office:value="0.248081100651702" calcext:value-type="float">
            <text:p>0.248081100651702</text:p>
          </table:table-cell>
          <table:table-cell table:formula="of:=([.C16]-[.$K$13])/[.$K$13]" office:value-type="float" office:value="0.248081100651702" calcext:value-type="float">
            <text:p>0.248081100651702</text:p>
          </table:table-cell>
          <table:table-cell table:formula="of:=([.D16]-[.$K$13])/[.$K$13]" office:value-type="float" office:value="0.23519188993483" calcext:value-type="float">
            <text:p>0.23519188993483</text:p>
          </table:table-cell>
          <table:table-cell table:formula="of:=([.E16]-[.$K$13])/[.$K$13]" office:value-type="float" office:value="0.23519188993483" calcext:value-type="float">
            <text:p>0.23519188993483</text:p>
          </table:table-cell>
          <table:table-cell table:formula="of:=([.F16]-[.$K$13])/[.$K$13]" office:value-type="float" office:value="0.23519188993483" calcext:value-type="float">
            <text:p>0.23519188993483</text:p>
          </table:table-cell>
          <table:table-cell table:formula="of:=([.G16]-[.$K$13])/[.$K$13]" office:value-type="float" office:value="0.223461259956553" calcext:value-type="float">
            <text:p>0.223461259956553</text:p>
          </table:table-cell>
          <table:table-cell table:formula="of:=([.H16]-[.$K$13])/[.$K$13]" office:value-type="float" office:value="0.223461259956553" calcext:value-type="float">
            <text:p>0.223461259956553</text:p>
          </table:table-cell>
          <table:table-cell table:formula="of:=([.I16]-[.$K$13])/[.$K$13]" office:value-type="float" office:value="0.223461259956553" calcext:value-type="float">
            <text:p>0.223461259956553</text:p>
          </table:table-cell>
        </table:table-row>
        <table:table-row table:style-name="ro1">
          <table:table-cell office:value-type="float" office:value="23.8984839916229" calcext:value-type="float">
            <text:p>23.8984839916229</text:p>
          </table:table-cell>
          <table:table-cell office:value-type="float" office:value="2295" calcext:value-type="float">
            <text:p>2295</text:p>
          </table:table-cell>
          <table:table-cell table:number-columns-repeated="7" office:value-type="float" office:value="2280" calcext:value-type="float">
            <text:p>2280</text:p>
          </table:table-cell>
          <table:table-cell/>
          <table:table-cell office:value-type="string" calcext:value-type="string">
            <text:p>ftv70</text:p>
          </table:table-cell>
          <table:table-cell/>
          <table:table-cell table:formula="of:=([.B17]-[.$K$18])/[.$K$18]" office:value-type="float" office:value="0.176923076923077" calcext:value-type="float">
            <text:p>0.176923076923077</text:p>
          </table:table-cell>
          <table:table-cell table:formula="of:=([.C17]-[.$K$18])/[.$K$18]" office:value-type="float" office:value="0.169230769230769" calcext:value-type="float">
            <text:p>0.169230769230769</text:p>
          </table:table-cell>
          <table:table-cell table:formula="of:=([.D17]-[.$K$18])/[.$K$18]" office:value-type="float" office:value="0.169230769230769" calcext:value-type="float">
            <text:p>0.169230769230769</text:p>
          </table:table-cell>
          <table:table-cell table:formula="of:=([.E17]-[.$K$18])/[.$K$18]" office:value-type="float" office:value="0.169230769230769" calcext:value-type="float">
            <text:p>0.169230769230769</text:p>
          </table:table-cell>
          <table:table-cell table:formula="of:=([.F17]-[.$K$18])/[.$K$18]" office:value-type="float" office:value="0.169230769230769" calcext:value-type="float">
            <text:p>0.169230769230769</text:p>
          </table:table-cell>
          <table:table-cell table:formula="of:=([.G17]-[.$K$18])/[.$K$18]" office:value-type="float" office:value="0.169230769230769" calcext:value-type="float">
            <text:p>0.169230769230769</text:p>
          </table:table-cell>
          <table:table-cell table:formula="of:=([.H17]-[.$K$18])/[.$K$18]" office:value-type="float" office:value="0.169230769230769" calcext:value-type="float">
            <text:p>0.169230769230769</text:p>
          </table:table-cell>
          <table:table-cell table:formula="of:=([.I17]-[.$K$18])/[.$K$18]" office:value-type="float" office:value="0.169230769230769" calcext:value-type="float">
            <text:p>0.169230769230769</text:p>
          </table:table-cell>
        </table:table-row>
        <table:table-row table:style-name="ro1">
          <table:table-cell office:value-type="float" office:value="23.363139629364" calcext:value-type="float">
            <text:p>23.363139629364</text:p>
          </table:table-cell>
          <table:table-cell table:number-columns-repeated="3" office:value-type="float" office:value="2356" calcext:value-type="float">
            <text:p>2356</text:p>
          </table:table-cell>
          <table:table-cell office:value-type="float" office:value="2296" calcext:value-type="float">
            <text:p>2296</text:p>
          </table:table-cell>
          <table:table-cell table:number-columns-repeated="2" office:value-type="float" office:value="2260" calcext:value-type="float">
            <text:p>2260</text:p>
          </table:table-cell>
          <table:table-cell table:number-columns-repeated="2" office:value-type="float" office:value="2236" calcext:value-type="float">
            <text:p>2236</text:p>
          </table:table-cell>
          <table:table-cell/>
          <table:table-cell office:value-type="float" office:value="1950" calcext:value-type="float">
            <text:p>1950</text:p>
          </table:table-cell>
          <table:table-cell/>
          <table:table-cell table:formula="of:=([.B18]-[.$K$18])/[.$K$18]" office:value-type="float" office:value="0.208205128205128" calcext:value-type="float">
            <text:p>0.208205128205128</text:p>
          </table:table-cell>
          <table:table-cell table:formula="of:=([.C18]-[.$K$18])/[.$K$18]" office:value-type="float" office:value="0.208205128205128" calcext:value-type="float">
            <text:p>0.208205128205128</text:p>
          </table:table-cell>
          <table:table-cell table:formula="of:=([.D18]-[.$K$18])/[.$K$18]" office:value-type="float" office:value="0.208205128205128" calcext:value-type="float">
            <text:p>0.208205128205128</text:p>
          </table:table-cell>
          <table:table-cell table:formula="of:=([.E18]-[.$K$18])/[.$K$18]" office:value-type="float" office:value="0.177435897435897" calcext:value-type="float">
            <text:p>0.177435897435897</text:p>
          </table:table-cell>
          <table:table-cell table:formula="of:=([.F18]-[.$K$18])/[.$K$18]" office:value-type="float" office:value="0.158974358974359" calcext:value-type="float">
            <text:p>0.158974358974359</text:p>
          </table:table-cell>
          <table:table-cell table:formula="of:=([.G18]-[.$K$18])/[.$K$18]" office:value-type="float" office:value="0.158974358974359" calcext:value-type="float">
            <text:p>0.158974358974359</text:p>
          </table:table-cell>
          <table:table-cell table:formula="of:=([.H18]-[.$K$18])/[.$K$18]" office:value-type="float" office:value="0.146666666666667" calcext:value-type="float">
            <text:p>0.146666666666667</text:p>
          </table:table-cell>
          <table:table-cell table:formula="of:=([.I18]-[.$K$18])/[.$K$18]" office:value-type="float" office:value="0.146666666666667" calcext:value-type="float">
            <text:p>0.146666666666667</text:p>
          </table:table-cell>
        </table:table-row>
        <table:table-row table:style-name="ro1">
          <table:table-cell office:value-type="float" office:value="23.2621772289276" calcext:value-type="float">
            <text:p>23.2621772289276</text:p>
          </table:table-cell>
          <table:table-cell table:number-columns-repeated="8" office:value-type="float" office:value="2260" calcext:value-type="float">
            <text:p>2260</text:p>
          </table:table-cell>
          <table:table-cell table:number-columns-repeated="3"/>
          <table:table-cell table:formula="of:=([.B19]-[.$K$18])/[.$K$18]" office:value-type="float" office:value="0.158974358974359" calcext:value-type="float">
            <text:p>0.158974358974359</text:p>
          </table:table-cell>
          <table:table-cell table:formula="of:=([.C19]-[.$K$18])/[.$K$18]" office:value-type="float" office:value="0.158974358974359" calcext:value-type="float">
            <text:p>0.158974358974359</text:p>
          </table:table-cell>
          <table:table-cell table:formula="of:=([.D19]-[.$K$18])/[.$K$18]" office:value-type="float" office:value="0.158974358974359" calcext:value-type="float">
            <text:p>0.158974358974359</text:p>
          </table:table-cell>
          <table:table-cell table:formula="of:=([.E19]-[.$K$18])/[.$K$18]" office:value-type="float" office:value="0.158974358974359" calcext:value-type="float">
            <text:p>0.158974358974359</text:p>
          </table:table-cell>
          <table:table-cell table:formula="of:=([.F19]-[.$K$18])/[.$K$18]" office:value-type="float" office:value="0.158974358974359" calcext:value-type="float">
            <text:p>0.158974358974359</text:p>
          </table:table-cell>
          <table:table-cell table:formula="of:=([.G19]-[.$K$18])/[.$K$18]" office:value-type="float" office:value="0.158974358974359" calcext:value-type="float">
            <text:p>0.158974358974359</text:p>
          </table:table-cell>
          <table:table-cell table:formula="of:=([.H19]-[.$K$18])/[.$K$18]" office:value-type="float" office:value="0.158974358974359" calcext:value-type="float">
            <text:p>0.158974358974359</text:p>
          </table:table-cell>
          <table:table-cell table:formula="of:=([.I19]-[.$K$18])/[.$K$18]" office:value-type="float" office:value="0.158974358974359" calcext:value-type="float">
            <text:p>0.158974358974359</text:p>
          </table:table-cell>
        </table:table-row>
        <table:table-row table:style-name="ro1">
          <table:table-cell office:value-type="float" office:value="24.182831287384" calcext:value-type="float">
            <text:p>24.182831287384</text:p>
          </table:table-cell>
          <table:table-cell table:number-columns-repeated="7" office:value-type="float" office:value="2260" calcext:value-type="float">
            <text:p>2260</text:p>
          </table:table-cell>
          <table:table-cell office:value-type="float" office:value="2253" calcext:value-type="float">
            <text:p>2253</text:p>
          </table:table-cell>
          <table:table-cell table:number-columns-repeated="3"/>
          <table:table-cell table:formula="of:=([.B20]-[.$K$18])/[.$K$18]" office:value-type="float" office:value="0.158974358974359" calcext:value-type="float">
            <text:p>0.158974358974359</text:p>
          </table:table-cell>
          <table:table-cell table:formula="of:=([.C20]-[.$K$18])/[.$K$18]" office:value-type="float" office:value="0.158974358974359" calcext:value-type="float">
            <text:p>0.158974358974359</text:p>
          </table:table-cell>
          <table:table-cell table:formula="of:=([.D20]-[.$K$18])/[.$K$18]" office:value-type="float" office:value="0.158974358974359" calcext:value-type="float">
            <text:p>0.158974358974359</text:p>
          </table:table-cell>
          <table:table-cell table:formula="of:=([.E20]-[.$K$18])/[.$K$18]" office:value-type="float" office:value="0.158974358974359" calcext:value-type="float">
            <text:p>0.158974358974359</text:p>
          </table:table-cell>
          <table:table-cell table:formula="of:=([.F20]-[.$K$18])/[.$K$18]" office:value-type="float" office:value="0.158974358974359" calcext:value-type="float">
            <text:p>0.158974358974359</text:p>
          </table:table-cell>
          <table:table-cell table:formula="of:=([.G20]-[.$K$18])/[.$K$18]" office:value-type="float" office:value="0.158974358974359" calcext:value-type="float">
            <text:p>0.158974358974359</text:p>
          </table:table-cell>
          <table:table-cell table:formula="of:=([.H20]-[.$K$18])/[.$K$18]" office:value-type="float" office:value="0.158974358974359" calcext:value-type="float">
            <text:p>0.158974358974359</text:p>
          </table:table-cell>
          <table:table-cell table:formula="of:=([.I20]-[.$K$18])/[.$K$18]" office:value-type="float" office:value="0.155384615384615" calcext:value-type="float">
            <text:p>0.155384615384615</text:p>
          </table:table-cell>
        </table:table-row>
        <table:table-row table:style-name="ro1">
          <table:table-cell office:value-type="float" office:value="23.0585370063782" calcext:value-type="float">
            <text:p>23.0585370063782</text:p>
          </table:table-cell>
          <table:table-cell table:number-columns-repeated="8" office:value-type="float" office:value="2236" calcext:value-type="float">
            <text:p>2236</text:p>
          </table:table-cell>
          <table:table-cell table:number-columns-repeated="3"/>
          <table:table-cell table:formula="of:=([.B21]-[.$K$18])/[.$K$18]" office:value-type="float" office:value="0.146666666666667" calcext:value-type="float">
            <text:p>0.146666666666667</text:p>
          </table:table-cell>
          <table:table-cell table:formula="of:=([.C21]-[.$K$18])/[.$K$18]" office:value-type="float" office:value="0.146666666666667" calcext:value-type="float">
            <text:p>0.146666666666667</text:p>
          </table:table-cell>
          <table:table-cell table:formula="of:=([.D21]-[.$K$18])/[.$K$18]" office:value-type="float" office:value="0.146666666666667" calcext:value-type="float">
            <text:p>0.146666666666667</text:p>
          </table:table-cell>
          <table:table-cell table:formula="of:=([.E21]-[.$K$18])/[.$K$18]" office:value-type="float" office:value="0.146666666666667" calcext:value-type="float">
            <text:p>0.146666666666667</text:p>
          </table:table-cell>
          <table:table-cell table:formula="of:=([.F21]-[.$K$18])/[.$K$18]" office:value-type="float" office:value="0.146666666666667" calcext:value-type="float">
            <text:p>0.146666666666667</text:p>
          </table:table-cell>
          <table:table-cell table:formula="of:=([.G21]-[.$K$18])/[.$K$18]" office:value-type="float" office:value="0.146666666666667" calcext:value-type="float">
            <text:p>0.146666666666667</text:p>
          </table:table-cell>
          <table:table-cell table:formula="of:=([.H21]-[.$K$18])/[.$K$18]" office:value-type="float" office:value="0.146666666666667" calcext:value-type="float">
            <text:p>0.146666666666667</text:p>
          </table:table-cell>
          <table:table-cell table:formula="of:=([.I21]-[.$K$18])/[.$K$18]" office:value-type="float" office:value="0.146666666666667" calcext:value-type="float">
            <text:p>0.146666666666667</text:p>
          </table:table-cell>
        </table:table-row>
        <table:table-row table:style-name="ro1">
          <table:table-cell office:value-type="float" office:value="82.4149041175842" calcext:value-type="float">
            <text:p>82.4149041175842</text:p>
          </table:table-cell>
          <table:table-cell table:number-columns-repeated="6" office:value-type="float" office:value="3745" calcext:value-type="float">
            <text:p>3745</text:p>
          </table:table-cell>
          <table:table-cell table:number-columns-repeated="2" office:value-type="float" office:value="3582" calcext:value-type="float">
            <text:p>3582</text:p>
          </table:table-cell>
          <table:table-cell/>
          <table:table-cell office:value-type="string" calcext:value-type="string">
            <text:p>ftv170</text:p>
          </table:table-cell>
          <table:table-cell/>
          <table:table-cell table:formula="of:=([.B22]-[.$K$23])/[.$K$23]" office:value-type="float" office:value="0.35934664246824" calcext:value-type="float">
            <text:p>0.35934664246824</text:p>
          </table:table-cell>
          <table:table-cell table:formula="of:=([.C22]-[.$K$23])/[.$K$23]" office:value-type="float" office:value="0.35934664246824" calcext:value-type="float">
            <text:p>0.35934664246824</text:p>
          </table:table-cell>
          <table:table-cell table:formula="of:=([.D22]-[.$K$23])/[.$K$23]" office:value-type="float" office:value="0.35934664246824" calcext:value-type="float">
            <text:p>0.35934664246824</text:p>
          </table:table-cell>
          <table:table-cell table:formula="of:=([.E22]-[.$K$23])/[.$K$23]" office:value-type="float" office:value="0.35934664246824" calcext:value-type="float">
            <text:p>0.35934664246824</text:p>
          </table:table-cell>
          <table:table-cell table:formula="of:=([.F22]-[.$K$23])/[.$K$23]" office:value-type="float" office:value="0.35934664246824" calcext:value-type="float">
            <text:p>0.35934664246824</text:p>
          </table:table-cell>
          <table:table-cell table:formula="of:=([.G22]-[.$K$23])/[.$K$23]" office:value-type="float" office:value="0.35934664246824" calcext:value-type="float">
            <text:p>0.35934664246824</text:p>
          </table:table-cell>
          <table:table-cell table:formula="of:=([.H22]-[.$K$23])/[.$K$23]" office:value-type="float" office:value="0.300181488203267" calcext:value-type="float">
            <text:p>0.300181488203267</text:p>
          </table:table-cell>
          <table:table-cell table:formula="of:=([.I22]-[.$K$23])/[.$K$23]" office:value-type="float" office:value="0.300181488203267" calcext:value-type="float">
            <text:p>0.300181488203267</text:p>
          </table:table-cell>
        </table:table-row>
        <table:table-row table:style-name="ro1">
          <table:table-cell office:value-type="float" office:value="81.7112069129944" calcext:value-type="float">
            <text:p>81.7112069129944</text:p>
          </table:table-cell>
          <table:table-cell office:value-type="float" office:value="3689" calcext:value-type="float">
            <text:p>3689</text:p>
          </table:table-cell>
          <table:table-cell table:number-columns-repeated="7" office:value-type="float" office:value="3510" calcext:value-type="float">
            <text:p>3510</text:p>
          </table:table-cell>
          <table:table-cell/>
          <table:table-cell office:value-type="float" office:value="2755" calcext:value-type="float">
            <text:p>2755</text:p>
          </table:table-cell>
          <table:table-cell/>
          <table:table-cell table:formula="of:=([.B23]-[.$K$23])/[.$K$23]" office:value-type="float" office:value="0.339019963702359" calcext:value-type="float">
            <text:p>0.339019963702359</text:p>
          </table:table-cell>
          <table:table-cell table:formula="of:=([.C23]-[.$K$23])/[.$K$23]" office:value-type="float" office:value="0.274047186932849" calcext:value-type="float">
            <text:p>0.274047186932849</text:p>
          </table:table-cell>
          <table:table-cell table:formula="of:=([.D23]-[.$K$23])/[.$K$23]" office:value-type="float" office:value="0.274047186932849" calcext:value-type="float">
            <text:p>0.274047186932849</text:p>
          </table:table-cell>
          <table:table-cell table:formula="of:=([.E23]-[.$K$23])/[.$K$23]" office:value-type="float" office:value="0.274047186932849" calcext:value-type="float">
            <text:p>0.274047186932849</text:p>
          </table:table-cell>
          <table:table-cell table:formula="of:=([.F23]-[.$K$23])/[.$K$23]" office:value-type="float" office:value="0.274047186932849" calcext:value-type="float">
            <text:p>0.274047186932849</text:p>
          </table:table-cell>
          <table:table-cell table:formula="of:=([.G23]-[.$K$23])/[.$K$23]" office:value-type="float" office:value="0.274047186932849" calcext:value-type="float">
            <text:p>0.274047186932849</text:p>
          </table:table-cell>
          <table:table-cell table:formula="of:=([.H23]-[.$K$23])/[.$K$23]" office:value-type="float" office:value="0.274047186932849" calcext:value-type="float">
            <text:p>0.274047186932849</text:p>
          </table:table-cell>
          <table:table-cell table:formula="of:=([.I23]-[.$K$23])/[.$K$23]" office:value-type="float" office:value="0.274047186932849" calcext:value-type="float">
            <text:p>0.274047186932849</text:p>
          </table:table-cell>
        </table:table-row>
        <table:table-row table:style-name="ro1">
          <table:table-cell office:value-type="float" office:value="87.4242947101593" calcext:value-type="float">
            <text:p>87.4242947101593</text:p>
          </table:table-cell>
          <table:table-cell table:number-columns-repeated="2" office:value-type="float" office:value="3696" calcext:value-type="float">
            <text:p>3696</text:p>
          </table:table-cell>
          <table:table-cell table:number-columns-repeated="6" office:value-type="float" office:value="3503" calcext:value-type="float">
            <text:p>3503</text:p>
          </table:table-cell>
          <table:table-cell table:number-columns-repeated="3"/>
          <table:table-cell table:formula="of:=([.B24]-[.$K$23])/[.$K$23]" office:value-type="float" office:value="0.341560798548094" calcext:value-type="float">
            <text:p>0.341560798548094</text:p>
          </table:table-cell>
          <table:table-cell table:formula="of:=([.C24]-[.$K$23])/[.$K$23]" office:value-type="float" office:value="0.341560798548094" calcext:value-type="float">
            <text:p>0.341560798548094</text:p>
          </table:table-cell>
          <table:table-cell table:formula="of:=([.D24]-[.$K$23])/[.$K$23]" office:value-type="float" office:value="0.271506352087114" calcext:value-type="float">
            <text:p>0.271506352087114</text:p>
          </table:table-cell>
          <table:table-cell table:formula="of:=([.E24]-[.$K$23])/[.$K$23]" office:value-type="float" office:value="0.271506352087114" calcext:value-type="float">
            <text:p>0.271506352087114</text:p>
          </table:table-cell>
          <table:table-cell table:formula="of:=([.F24]-[.$K$23])/[.$K$23]" office:value-type="float" office:value="0.271506352087114" calcext:value-type="float">
            <text:p>0.271506352087114</text:p>
          </table:table-cell>
          <table:table-cell table:formula="of:=([.G24]-[.$K$23])/[.$K$23]" office:value-type="float" office:value="0.271506352087114" calcext:value-type="float">
            <text:p>0.271506352087114</text:p>
          </table:table-cell>
          <table:table-cell table:formula="of:=([.H24]-[.$K$23])/[.$K$23]" office:value-type="float" office:value="0.271506352087114" calcext:value-type="float">
            <text:p>0.271506352087114</text:p>
          </table:table-cell>
          <table:table-cell table:formula="of:=([.I24]-[.$K$23])/[.$K$23]" office:value-type="float" office:value="0.271506352087114" calcext:value-type="float">
            <text:p>0.271506352087114</text:p>
          </table:table-cell>
        </table:table-row>
        <table:table-row table:style-name="ro1">
          <table:table-cell office:value-type="float" office:value="85.35888671875" calcext:value-type="float">
            <text:p>85.35888671875</text:p>
          </table:table-cell>
          <table:table-cell table:number-columns-repeated="8" office:value-type="float" office:value="3652" calcext:value-type="float">
            <text:p>3652</text:p>
          </table:table-cell>
          <table:table-cell table:number-columns-repeated="3"/>
          <table:table-cell table:formula="of:=([.B25]-[.$K$23])/[.$K$23]" office:value-type="float" office:value="0.325589836660617" calcext:value-type="float">
            <text:p>0.325589836660617</text:p>
          </table:table-cell>
          <table:table-cell table:formula="of:=([.C25]-[.$K$23])/[.$K$23]" office:value-type="float" office:value="0.325589836660617" calcext:value-type="float">
            <text:p>0.325589836660617</text:p>
          </table:table-cell>
          <table:table-cell table:formula="of:=([.D25]-[.$K$23])/[.$K$23]" office:value-type="float" office:value="0.325589836660617" calcext:value-type="float">
            <text:p>0.325589836660617</text:p>
          </table:table-cell>
          <table:table-cell table:formula="of:=([.E25]-[.$K$23])/[.$K$23]" office:value-type="float" office:value="0.325589836660617" calcext:value-type="float">
            <text:p>0.325589836660617</text:p>
          </table:table-cell>
          <table:table-cell table:formula="of:=([.F25]-[.$K$23])/[.$K$23]" office:value-type="float" office:value="0.325589836660617" calcext:value-type="float">
            <text:p>0.325589836660617</text:p>
          </table:table-cell>
          <table:table-cell table:formula="of:=([.G25]-[.$K$23])/[.$K$23]" office:value-type="float" office:value="0.325589836660617" calcext:value-type="float">
            <text:p>0.325589836660617</text:p>
          </table:table-cell>
          <table:table-cell table:formula="of:=([.H25]-[.$K$23])/[.$K$23]" office:value-type="float" office:value="0.325589836660617" calcext:value-type="float">
            <text:p>0.325589836660617</text:p>
          </table:table-cell>
          <table:table-cell table:formula="of:=([.I25]-[.$K$23])/[.$K$23]" office:value-type="float" office:value="0.325589836660617" calcext:value-type="float">
            <text:p>0.325589836660617</text:p>
          </table:table-cell>
        </table:table-row>
        <table:table-row table:style-name="ro1">
          <table:table-cell office:value-type="float" office:value="81.1657152175903" calcext:value-type="float">
            <text:p>81.1657152175903</text:p>
          </table:table-cell>
          <table:table-cell table:number-columns-repeated="3" office:value-type="float" office:value="3696" calcext:value-type="float">
            <text:p>3696</text:p>
          </table:table-cell>
          <table:table-cell office:value-type="float" office:value="3677" calcext:value-type="float">
            <text:p>3677</text:p>
          </table:table-cell>
          <table:table-cell office:value-type="float" office:value="3600" calcext:value-type="float">
            <text:p>3600</text:p>
          </table:table-cell>
          <table:table-cell table:number-columns-repeated="2" office:value-type="float" office:value="3528" calcext:value-type="float">
            <text:p>3528</text:p>
          </table:table-cell>
          <table:table-cell office:value-type="float" office:value="3500" calcext:value-type="float">
            <text:p>3500</text:p>
          </table:table-cell>
          <table:table-cell table:number-columns-repeated="3"/>
          <table:table-cell table:formula="of:=([.B26]-[.$K$23])/[.$K$23]" office:value-type="float" office:value="0.341560798548094" calcext:value-type="float">
            <text:p>0.341560798548094</text:p>
          </table:table-cell>
          <table:table-cell table:formula="of:=([.C26]-[.$K$23])/[.$K$23]" office:value-type="float" office:value="0.341560798548094" calcext:value-type="float">
            <text:p>0.341560798548094</text:p>
          </table:table-cell>
          <table:table-cell table:formula="of:=([.D26]-[.$K$23])/[.$K$23]" office:value-type="float" office:value="0.341560798548094" calcext:value-type="float">
            <text:p>0.341560798548094</text:p>
          </table:table-cell>
          <table:table-cell table:formula="of:=([.E26]-[.$K$23])/[.$K$23]" office:value-type="float" office:value="0.334664246823956" calcext:value-type="float">
            <text:p>0.334664246823956</text:p>
          </table:table-cell>
          <table:table-cell table:formula="of:=([.F26]-[.$K$23])/[.$K$23]" office:value-type="float" office:value="0.306715063520871" calcext:value-type="float">
            <text:p>0.306715063520871</text:p>
          </table:table-cell>
          <table:table-cell table:formula="of:=([.G26]-[.$K$23])/[.$K$23]" office:value-type="float" office:value="0.280580762250454" calcext:value-type="float">
            <text:p>0.280580762250454</text:p>
          </table:table-cell>
          <table:table-cell table:formula="of:=([.H26]-[.$K$23])/[.$K$23]" office:value-type="float" office:value="0.280580762250454" calcext:value-type="float">
            <text:p>0.280580762250454</text:p>
          </table:table-cell>
          <table:table-cell table:formula="of:=([.I26]-[.$K$23])/[.$K$23]" office:value-type="float" office:value="0.270417422867514" calcext:value-type="float">
            <text:p>0.270417422867514</text:p>
          </table:table-cell>
        </table:table-row>
        <table:table-row table:style-name="ro1">
          <table:table-cell office:value-type="float" office:value="64.9431517124176" calcext:value-type="float">
            <text:p>64.9431517124176</text:p>
          </table:table-cell>
          <table:table-cell office:value-type="float" office:value="7340" calcext:value-type="float">
            <text:p>7340</text:p>
          </table:table-cell>
          <table:table-cell office:value-type="float" office:value="7295" calcext:value-type="float">
            <text:p>7295</text:p>
          </table:table-cell>
          <table:table-cell office:value-type="float" office:value="7260" calcext:value-type="float">
            <text:p>7260</text:p>
          </table:table-cell>
          <table:table-cell table:number-columns-repeated="4" office:value-type="float" office:value="7254" calcext:value-type="float">
            <text:p>7254</text:p>
          </table:table-cell>
          <table:table-cell office:value-type="float" office:value="7191" calcext:value-type="float">
            <text:p>7191</text:p>
          </table:table-cell>
          <table:table-cell/>
          <table:table-cell office:value-type="string" calcext:value-type="string">
            <text:p>ch150</text:p>
          </table:table-cell>
          <table:table-cell/>
          <table:table-cell table:formula="of:=([.B27]-[.$K$28])/[.$K$28]" office:value-type="float" office:value="0.124387254901961" calcext:value-type="float">
            <text:p>0.124387254901961</text:p>
          </table:table-cell>
          <table:table-cell table:formula="of:=([.C27]-[.$K$28])/[.$K$28]" office:value-type="float" office:value="0.11749387254902" calcext:value-type="float">
            <text:p>0.11749387254902</text:p>
          </table:table-cell>
          <table:table-cell table:formula="of:=([.D27]-[.$K$28])/[.$K$28]" office:value-type="float" office:value="0.112132352941176" calcext:value-type="float">
            <text:p>0.112132352941176</text:p>
          </table:table-cell>
          <table:table-cell table:formula="of:=([.E27]-[.$K$28])/[.$K$28]" office:value-type="float" office:value="0.111213235294118" calcext:value-type="float">
            <text:p>0.111213235294118</text:p>
          </table:table-cell>
          <table:table-cell table:formula="of:=([.F27]-[.$K$28])/[.$K$28]" office:value-type="float" office:value="0.111213235294118" calcext:value-type="float">
            <text:p>0.111213235294118</text:p>
          </table:table-cell>
          <table:table-cell table:formula="of:=([.G27]-[.$K$28])/[.$K$28]" office:value-type="float" office:value="0.111213235294118" calcext:value-type="float">
            <text:p>0.111213235294118</text:p>
          </table:table-cell>
          <table:table-cell table:formula="of:=([.H27]-[.$K$28])/[.$K$28]" office:value-type="float" office:value="0.111213235294118" calcext:value-type="float">
            <text:p>0.111213235294118</text:p>
          </table:table-cell>
          <table:table-cell table:formula="of:=([.I27]-[.$K$28])/[.$K$28]" office:value-type="float" office:value="0.1015625" calcext:value-type="float">
            <text:p>0.1015625</text:p>
          </table:table-cell>
        </table:table-row>
        <table:table-row table:style-name="ro1">
          <table:table-cell office:value-type="float" office:value="64.1712226867676" calcext:value-type="float">
            <text:p>64.1712226867676</text:p>
          </table:table-cell>
          <table:table-cell office:value-type="float" office:value="7354" calcext:value-type="float">
            <text:p>7354</text:p>
          </table:table-cell>
          <table:table-cell office:value-type="float" office:value="7302" calcext:value-type="float">
            <text:p>7302</text:p>
          </table:table-cell>
          <table:table-cell table:number-columns-repeated="6" office:value-type="float" office:value="7233" calcext:value-type="float">
            <text:p>7233</text:p>
          </table:table-cell>
          <table:table-cell/>
          <table:table-cell office:value-type="float" office:value="6528" calcext:value-type="float">
            <text:p>6528</text:p>
          </table:table-cell>
          <table:table-cell/>
          <table:table-cell table:formula="of:=([.B28]-[.$K$28])/[.$K$28]" office:value-type="float" office:value="0.126531862745098" calcext:value-type="float">
            <text:p>0.126531862745098</text:p>
          </table:table-cell>
          <table:table-cell table:formula="of:=([.C28]-[.$K$28])/[.$K$28]" office:value-type="float" office:value="0.118566176470588" calcext:value-type="float">
            <text:p>0.118566176470588</text:p>
          </table:table-cell>
          <table:table-cell table:formula="of:=([.D28]-[.$K$28])/[.$K$28]" office:value-type="float" office:value="0.107996323529412" calcext:value-type="float">
            <text:p>0.107996323529412</text:p>
          </table:table-cell>
          <table:table-cell table:formula="of:=([.E28]-[.$K$28])/[.$K$28]" office:value-type="float" office:value="0.107996323529412" calcext:value-type="float">
            <text:p>0.107996323529412</text:p>
          </table:table-cell>
          <table:table-cell table:formula="of:=([.F28]-[.$K$28])/[.$K$28]" office:value-type="float" office:value="0.107996323529412" calcext:value-type="float">
            <text:p>0.107996323529412</text:p>
          </table:table-cell>
          <table:table-cell table:formula="of:=([.G28]-[.$K$28])/[.$K$28]" office:value-type="float" office:value="0.107996323529412" calcext:value-type="float">
            <text:p>0.107996323529412</text:p>
          </table:table-cell>
          <table:table-cell table:formula="of:=([.H28]-[.$K$28])/[.$K$28]" office:value-type="float" office:value="0.107996323529412" calcext:value-type="float">
            <text:p>0.107996323529412</text:p>
          </table:table-cell>
          <table:table-cell table:formula="of:=([.I28]-[.$K$28])/[.$K$28]" office:value-type="float" office:value="0.107996323529412" calcext:value-type="float">
            <text:p>0.107996323529412</text:p>
          </table:table-cell>
        </table:table-row>
        <table:table-row table:style-name="ro1">
          <table:table-cell office:value-type="float" office:value="65.1228630542755" calcext:value-type="float">
            <text:p>65.1228630542755</text:p>
          </table:table-cell>
          <table:table-cell table:number-columns-repeated="8" office:value-type="float" office:value="7300" calcext:value-type="float">
            <text:p>7300</text:p>
          </table:table-cell>
          <table:table-cell table:number-columns-repeated="3"/>
          <table:table-cell table:formula="of:=([.B29]-[.$K$28])/[.$K$28]" office:value-type="float" office:value="0.118259803921569" calcext:value-type="float">
            <text:p>0.118259803921569</text:p>
          </table:table-cell>
          <table:table-cell table:formula="of:=([.C29]-[.$K$28])/[.$K$28]" office:value-type="float" office:value="0.118259803921569" calcext:value-type="float">
            <text:p>0.118259803921569</text:p>
          </table:table-cell>
          <table:table-cell table:formula="of:=([.D29]-[.$K$28])/[.$K$28]" office:value-type="float" office:value="0.118259803921569" calcext:value-type="float">
            <text:p>0.118259803921569</text:p>
          </table:table-cell>
          <table:table-cell table:formula="of:=([.E29]-[.$K$28])/[.$K$28]" office:value-type="float" office:value="0.118259803921569" calcext:value-type="float">
            <text:p>0.118259803921569</text:p>
          </table:table-cell>
          <table:table-cell table:formula="of:=([.F29]-[.$K$28])/[.$K$28]" office:value-type="float" office:value="0.118259803921569" calcext:value-type="float">
            <text:p>0.118259803921569</text:p>
          </table:table-cell>
          <table:table-cell table:formula="of:=([.G29]-[.$K$28])/[.$K$28]" office:value-type="float" office:value="0.118259803921569" calcext:value-type="float">
            <text:p>0.118259803921569</text:p>
          </table:table-cell>
          <table:table-cell table:formula="of:=([.H29]-[.$K$28])/[.$K$28]" office:value-type="float" office:value="0.118259803921569" calcext:value-type="float">
            <text:p>0.118259803921569</text:p>
          </table:table-cell>
          <table:table-cell table:formula="of:=([.I29]-[.$K$28])/[.$K$28]" office:value-type="float" office:value="0.118259803921569" calcext:value-type="float">
            <text:p>0.118259803921569</text:p>
          </table:table-cell>
        </table:table-row>
        <table:table-row table:style-name="ro1">
          <table:table-cell office:value-type="float" office:value="66.3302843570709" calcext:value-type="float">
            <text:p>66.3302843570709</text:p>
          </table:table-cell>
          <table:table-cell office:value-type="float" office:value="7387" calcext:value-type="float">
            <text:p>7387</text:p>
          </table:table-cell>
          <table:table-cell office:value-type="float" office:value="7317" calcext:value-type="float">
            <text:p>7317</text:p>
          </table:table-cell>
          <table:table-cell table:number-columns-repeated="2" office:value-type="float" office:value="7286" calcext:value-type="float">
            <text:p>7286</text:p>
          </table:table-cell>
          <table:table-cell office:value-type="float" office:value="7268" calcext:value-type="float">
            <text:p>7268</text:p>
          </table:table-cell>
          <table:table-cell office:value-type="float" office:value="7248" calcext:value-type="float">
            <text:p>7248</text:p>
          </table:table-cell>
          <table:table-cell table:number-columns-repeated="2" office:value-type="float" office:value="7177" calcext:value-type="float">
            <text:p>7177</text:p>
          </table:table-cell>
          <table:table-cell table:number-columns-repeated="3"/>
          <table:table-cell table:formula="of:=([.B30]-[.$K$28])/[.$K$28]" office:value-type="float" office:value="0.131587009803922" calcext:value-type="float">
            <text:p>0.131587009803922</text:p>
          </table:table-cell>
          <table:table-cell table:formula="of:=([.C30]-[.$K$28])/[.$K$28]" office:value-type="float" office:value="0.120863970588235" calcext:value-type="float">
            <text:p>0.120863970588235</text:p>
          </table:table-cell>
          <table:table-cell table:formula="of:=([.D30]-[.$K$28])/[.$K$28]" office:value-type="float" office:value="0.116115196078431" calcext:value-type="float">
            <text:p>0.116115196078431</text:p>
          </table:table-cell>
          <table:table-cell table:formula="of:=([.E30]-[.$K$28])/[.$K$28]" office:value-type="float" office:value="0.116115196078431" calcext:value-type="float">
            <text:p>0.116115196078431</text:p>
          </table:table-cell>
          <table:table-cell table:formula="of:=([.F30]-[.$K$28])/[.$K$28]" office:value-type="float" office:value="0.113357843137255" calcext:value-type="float">
            <text:p>0.113357843137255</text:p>
          </table:table-cell>
          <table:table-cell table:formula="of:=([.G30]-[.$K$28])/[.$K$28]" office:value-type="float" office:value="0.110294117647059" calcext:value-type="float">
            <text:p>0.110294117647059</text:p>
          </table:table-cell>
          <table:table-cell table:formula="of:=([.H30]-[.$K$28])/[.$K$28]" office:value-type="float" office:value="0.0994178921568627" calcext:value-type="float">
            <text:p>0.099417892156863</text:p>
          </table:table-cell>
          <table:table-cell table:formula="of:=([.I30]-[.$K$28])/[.$K$28]" office:value-type="float" office:value="0.0994178921568627" calcext:value-type="float">
            <text:p>0.099417892156863</text:p>
          </table:table-cell>
        </table:table-row>
        <table:table-row table:style-name="ro1">
          <table:table-cell office:value-type="float" office:value="65.0531549453735" calcext:value-type="float">
            <text:p>65.0531549453735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61" calcext:value-type="float">
            <text:p>7261</text:p>
          </table:table-cell>
          <table:table-cell table:number-columns-repeated="2" office:value-type="float" office:value="7239" calcext:value-type="float">
            <text:p>7239</text:p>
          </table:table-cell>
          <table:table-cell office:value-type="float" office:value="7150" calcext:value-type="float">
            <text:p>7150</text:p>
          </table:table-cell>
          <table:table-cell table:number-columns-repeated="2" office:value-type="float" office:value="7130" calcext:value-type="float">
            <text:p>7130</text:p>
          </table:table-cell>
          <table:table-cell table:number-columns-repeated="3"/>
          <table:table-cell table:formula="of:=([.B31]-[.$K$28])/[.$K$28]" office:value-type="float" office:value="0.118259803921569" calcext:value-type="float">
            <text:p>0.118259803921569</text:p>
          </table:table-cell>
          <table:table-cell table:formula="of:=([.C31]-[.$K$28])/[.$K$28]" office:value-type="float" office:value="0.112285539215686" calcext:value-type="float">
            <text:p>0.112285539215686</text:p>
          </table:table-cell>
          <table:table-cell table:formula="of:=([.D31]-[.$K$28])/[.$K$28]" office:value-type="float" office:value="0.112285539215686" calcext:value-type="float">
            <text:p>0.112285539215686</text:p>
          </table:table-cell>
          <table:table-cell table:formula="of:=([.E31]-[.$K$28])/[.$K$28]" office:value-type="float" office:value="0.108915441176471" calcext:value-type="float">
            <text:p>0.108915441176471</text:p>
          </table:table-cell>
          <table:table-cell table:formula="of:=([.F31]-[.$K$28])/[.$K$28]" office:value-type="float" office:value="0.108915441176471" calcext:value-type="float">
            <text:p>0.108915441176471</text:p>
          </table:table-cell>
          <table:table-cell table:formula="of:=([.G31]-[.$K$28])/[.$K$28]" office:value-type="float" office:value="0.095281862745098" calcext:value-type="float">
            <text:p>0.095281862745098</text:p>
          </table:table-cell>
          <table:table-cell table:formula="of:=([.H31]-[.$K$28])/[.$K$28]" office:value-type="float" office:value="0.092218137254902" calcext:value-type="float">
            <text:p>0.092218137254902</text:p>
          </table:table-cell>
          <table:table-cell table:formula="of:=([.I31]-[.$K$28])/[.$K$28]" office:value-type="float" office:value="0.092218137254902" calcext:value-type="float">
            <text:p>0.092218137254902</text:p>
          </table:table-cell>
        </table:table-row>
        <table:table-row table:style-name="ro1">
          <table:table-cell office:value-type="float" office:value="17.8248243331909" calcext:value-type="float">
            <text:p>17.8248243331909</text:p>
          </table:table-cell>
          <table:table-cell table:number-columns-repeated="2" office:value-type="float" office:value="8200" calcext:value-type="float">
            <text:p>8200</text:p>
          </table:table-cell>
          <table:table-cell table:number-columns-repeated="2" office:value-type="float" office:value="7885" calcext:value-type="float">
            <text:p>7885</text:p>
          </table:table-cell>
          <table:table-cell table:number-columns-repeated="3" office:value-type="float" office:value="7882" calcext:value-type="float">
            <text:p>7882</text:p>
          </table:table-cell>
          <table:table-cell office:value-type="float" office:value="7851" calcext:value-type="float">
            <text:p>7851</text:p>
          </table:table-cell>
          <table:table-cell/>
          <table:table-cell office:value-type="string" calcext:value-type="string">
            <text:p>berlin52</text:p>
          </table:table-cell>
          <table:table-cell/>
          <table:table-cell table:formula="of:=([.B32]-[.$K$33])/[.$K$33]" office:value-type="float" office:value="0.0872447626624238" calcext:value-type="float">
            <text:p>0.087244762662424</text:p>
          </table:table-cell>
          <table:table-cell table:formula="of:=([.C32]-[.$K$33])/[.$K$33]" office:value-type="float" office:value="0.0872447626624238" calcext:value-type="float">
            <text:p>0.087244762662424</text:p>
          </table:table-cell>
          <table:table-cell table:formula="of:=([.D32]-[.$K$33])/[.$K$33]" office:value-type="float" office:value="0.0454786528772209" calcext:value-type="float">
            <text:p>0.045478652877221</text:p>
          </table:table-cell>
          <table:table-cell table:formula="of:=([.E32]-[.$K$33])/[.$K$33]" office:value-type="float" office:value="0.0454786528772209" calcext:value-type="float">
            <text:p>0.045478652877221</text:p>
          </table:table-cell>
          <table:table-cell table:formula="of:=([.F32]-[.$K$33])/[.$K$33]" office:value-type="float" office:value="0.0450808804030761" calcext:value-type="float">
            <text:p>0.045080880403076</text:p>
          </table:table-cell>
          <table:table-cell table:formula="of:=([.G32]-[.$K$33])/[.$K$33]" office:value-type="float" office:value="0.0450808804030761" calcext:value-type="float">
            <text:p>0.045080880403076</text:p>
          </table:table-cell>
          <table:table-cell table:formula="of:=([.H32]-[.$K$33])/[.$K$33]" office:value-type="float" office:value="0.0450808804030761" calcext:value-type="float">
            <text:p>0.045080880403076</text:p>
          </table:table-cell>
          <table:table-cell table:formula="of:=([.I32]-[.$K$33])/[.$K$33]" office:value-type="float" office:value="0.0409705648369133" calcext:value-type="float">
            <text:p>0.040970564836913</text:p>
          </table:table-cell>
        </table:table-row>
        <table:table-row table:style-name="ro1">
          <table:table-cell office:value-type="float" office:value="18.4679477214813" calcext:value-type="float">
            <text:p>18.4679477214813</text:p>
          </table:table-cell>
          <table:table-cell office:value-type="float" office:value="8607" calcext:value-type="float">
            <text:p>8607</text:p>
          </table:table-cell>
          <table:table-cell table:number-columns-repeated="3" office:value-type="float" office:value="8503" calcext:value-type="float">
            <text:p>8503</text:p>
          </table:table-cell>
          <table:table-cell office:value-type="float" office:value="8424" calcext:value-type="float">
            <text:p>8424</text:p>
          </table:table-cell>
          <table:table-cell office:value-type="float" office:value="8363" calcext:value-type="float">
            <text:p>8363</text:p>
          </table:table-cell>
          <table:table-cell table:number-columns-repeated="2" office:value-type="float" office:value="8330" calcext:value-type="float">
            <text:p>8330</text:p>
          </table:table-cell>
          <table:table-cell/>
          <table:table-cell office:value-type="float" office:value="7542" calcext:value-type="float">
            <text:p>7542</text:p>
          </table:table-cell>
          <table:table-cell/>
          <table:table-cell table:formula="of:=([.B33]-[.$K$33])/[.$K$33]" office:value-type="float" office:value="0.1412092283214" calcext:value-type="float">
            <text:p>0.1412092283214</text:p>
          </table:table-cell>
          <table:table-cell table:formula="of:=([.C33]-[.$K$33])/[.$K$33]" office:value-type="float" office:value="0.127419782551047" calcext:value-type="float">
            <text:p>0.127419782551047</text:p>
          </table:table-cell>
          <table:table-cell table:formula="of:=([.D33]-[.$K$33])/[.$K$33]" office:value-type="float" office:value="0.127419782551047" calcext:value-type="float">
            <text:p>0.127419782551047</text:p>
          </table:table-cell>
          <table:table-cell table:formula="of:=([.E33]-[.$K$33])/[.$K$33]" office:value-type="float" office:value="0.127419782551047" calcext:value-type="float">
            <text:p>0.127419782551047</text:p>
          </table:table-cell>
          <table:table-cell table:formula="of:=([.F33]-[.$K$33])/[.$K$33]" office:value-type="float" office:value="0.116945107398568" calcext:value-type="float">
            <text:p>0.116945107398568</text:p>
          </table:table-cell>
          <table:table-cell table:formula="of:=([.G33]-[.$K$33])/[.$K$33]" office:value-type="float" office:value="0.108857067090957" calcext:value-type="float">
            <text:p>0.108857067090957</text:p>
          </table:table-cell>
          <table:table-cell table:formula="of:=([.H33]-[.$K$33])/[.$K$33]" office:value-type="float" office:value="0.104481569875365" calcext:value-type="float">
            <text:p>0.104481569875365</text:p>
          </table:table-cell>
          <table:table-cell table:formula="of:=([.I33]-[.$K$33])/[.$K$33]" office:value-type="float" office:value="0.104481569875365" calcext:value-type="float">
            <text:p>0.104481569875365</text:p>
          </table:table-cell>
        </table:table-row>
        <table:table-row table:style-name="ro1">
          <table:table-cell office:value-type="float" office:value="18.5174095630646" calcext:value-type="float">
            <text:p>18.5174095630646</text:p>
          </table:table-cell>
          <table:table-cell table:number-columns-repeated="2" office:value-type="float" office:value="8174" calcext:value-type="float">
            <text:p>8174</text:p>
          </table:table-cell>
          <table:table-cell table:number-columns-repeated="3" office:value-type="float" office:value="8079" calcext:value-type="float">
            <text:p>8079</text:p>
          </table:table-cell>
          <table:table-cell table:number-columns-repeated="2" office:value-type="float" office:value="8036" calcext:value-type="float">
            <text:p>8036</text:p>
          </table:table-cell>
          <table:table-cell office:value-type="float" office:value="7949" calcext:value-type="float">
            <text:p>7949</text:p>
          </table:table-cell>
          <table:table-cell table:number-columns-repeated="3"/>
          <table:table-cell table:formula="of:=([.B34]-[.$K$33])/[.$K$33]" office:value-type="float" office:value="0.0837974012198356" calcext:value-type="float">
            <text:p>0.083797401219836</text:p>
          </table:table-cell>
          <table:table-cell table:formula="of:=([.C34]-[.$K$33])/[.$K$33]" office:value-type="float" office:value="0.0837974012198356" calcext:value-type="float">
            <text:p>0.083797401219836</text:p>
          </table:table-cell>
          <table:table-cell table:formula="of:=([.D34]-[.$K$33])/[.$K$33]" office:value-type="float" office:value="0.0712012728719173" calcext:value-type="float">
            <text:p>0.071201272871917</text:p>
          </table:table-cell>
          <table:table-cell table:formula="of:=([.E34]-[.$K$33])/[.$K$33]" office:value-type="float" office:value="0.0712012728719173" calcext:value-type="float">
            <text:p>0.071201272871917</text:p>
          </table:table-cell>
          <table:table-cell table:formula="of:=([.F34]-[.$K$33])/[.$K$33]" office:value-type="float" office:value="0.0712012728719173" calcext:value-type="float">
            <text:p>0.071201272871917</text:p>
          </table:table-cell>
          <table:table-cell table:formula="of:=([.G34]-[.$K$33])/[.$K$33]" office:value-type="float" office:value="0.0654998674091753" calcext:value-type="float">
            <text:p>0.065499867409175</text:p>
          </table:table-cell>
          <table:table-cell table:formula="of:=([.H34]-[.$K$33])/[.$K$33]" office:value-type="float" office:value="0.0654998674091753" calcext:value-type="float">
            <text:p>0.065499867409175</text:p>
          </table:table-cell>
          <table:table-cell table:formula="of:=([.I34]-[.$K$33])/[.$K$33]" office:value-type="float" office:value="0.0539644656589764" calcext:value-type="float">
            <text:p>0.053964465658976</text:p>
          </table:table-cell>
        </table:table-row>
        <table:table-row table:style-name="ro1">
          <table:table-cell office:value-type="float" office:value="18.1884822845459" calcext:value-type="float">
            <text:p>18.1884822845459</text:p>
          </table:table-cell>
          <table:table-cell table:number-columns-repeated="4" office:value-type="float" office:value="8755" calcext:value-type="float">
            <text:p>8755</text:p>
          </table:table-cell>
          <table:table-cell table:number-columns-repeated="2" office:value-type="float" office:value="8548" calcext:value-type="float">
            <text:p>8548</text:p>
          </table:table-cell>
          <table:table-cell office:value-type="float" office:value="8357" calcext:value-type="float">
            <text:p>8357</text:p>
          </table:table-cell>
          <table:table-cell office:value-type="float" office:value="8356" calcext:value-type="float">
            <text:p>8356</text:p>
          </table:table-cell>
          <table:table-cell table:number-columns-repeated="3"/>
          <table:table-cell table:formula="of:=([.B35]-[.$K$33])/[.$K$33]" office:value-type="float" office:value="0.16083267037921" calcext:value-type="float">
            <text:p>0.16083267037921</text:p>
          </table:table-cell>
          <table:table-cell table:formula="of:=([.C35]-[.$K$33])/[.$K$33]" office:value-type="float" office:value="0.16083267037921" calcext:value-type="float">
            <text:p>0.16083267037921</text:p>
          </table:table-cell>
          <table:table-cell table:formula="of:=([.D35]-[.$K$33])/[.$K$33]" office:value-type="float" office:value="0.16083267037921" calcext:value-type="float">
            <text:p>0.16083267037921</text:p>
          </table:table-cell>
          <table:table-cell table:formula="of:=([.E35]-[.$K$33])/[.$K$33]" office:value-type="float" office:value="0.16083267037921" calcext:value-type="float">
            <text:p>0.16083267037921</text:p>
          </table:table-cell>
          <table:table-cell table:formula="of:=([.F35]-[.$K$33])/[.$K$33]" office:value-type="float" office:value="0.133386369663219" calcext:value-type="float">
            <text:p>0.133386369663219</text:p>
          </table:table-cell>
          <table:table-cell table:formula="of:=([.G35]-[.$K$33])/[.$K$33]" office:value-type="float" office:value="0.133386369663219" calcext:value-type="float">
            <text:p>0.133386369663219</text:p>
          </table:table-cell>
          <table:table-cell table:formula="of:=([.H35]-[.$K$33])/[.$K$33]" office:value-type="float" office:value="0.108061522142668" calcext:value-type="float">
            <text:p>0.108061522142668</text:p>
          </table:table-cell>
          <table:table-cell table:formula="of:=([.I35]-[.$K$33])/[.$K$33]" office:value-type="float" office:value="0.107928931317953" calcext:value-type="float">
            <text:p>0.107928931317953</text:p>
          </table:table-cell>
        </table:table-row>
        <table:table-row table:style-name="ro1">
          <table:table-cell office:value-type="float" office:value="18.4030728340149" calcext:value-type="float">
            <text:p>18.4030728340149</text:p>
          </table:table-cell>
          <table:table-cell table:number-columns-repeated="2" office:value-type="float" office:value="8200" calcext:value-type="float">
            <text:p>8200</text:p>
          </table:table-cell>
          <table:table-cell office:value-type="float" office:value="8028" calcext:value-type="float">
            <text:p>8028</text:p>
          </table:table-cell>
          <table:table-cell office:value-type="float" office:value="8013" calcext:value-type="float">
            <text:p>8013</text:p>
          </table:table-cell>
          <table:table-cell table:number-columns-repeated="3" office:value-type="float" office:value="7906" calcext:value-type="float">
            <text:p>7906</text:p>
          </table:table-cell>
          <table:table-cell office:value-type="float" office:value="7894" calcext:value-type="float">
            <text:p>7894</text:p>
          </table:table-cell>
          <table:table-cell table:number-columns-repeated="3"/>
          <table:table-cell table:formula="of:=([.B36]-[.$K$33])/[.$K$33]" office:value-type="float" office:value="0.0872447626624238" calcext:value-type="float">
            <text:p>0.087244762662424</text:p>
          </table:table-cell>
          <table:table-cell table:formula="of:=([.C36]-[.$K$33])/[.$K$33]" office:value-type="float" office:value="0.0872447626624238" calcext:value-type="float">
            <text:p>0.087244762662424</text:p>
          </table:table-cell>
          <table:table-cell table:formula="of:=([.D36]-[.$K$33])/[.$K$33]" office:value-type="float" office:value="0.0644391408114559" calcext:value-type="float">
            <text:p>0.064439140811456</text:p>
          </table:table-cell>
          <table:table-cell table:formula="of:=([.E36]-[.$K$33])/[.$K$33]" office:value-type="float" office:value="0.0624502784407319" calcext:value-type="float">
            <text:p>0.062450278440732</text:p>
          </table:table-cell>
          <table:table-cell table:formula="of:=([.F36]-[.$K$33])/[.$K$33]" office:value-type="float" office:value="0.0482630601962344" calcext:value-type="float">
            <text:p>0.048263060196235</text:p>
          </table:table-cell>
          <table:table-cell table:formula="of:=([.G36]-[.$K$33])/[.$K$33]" office:value-type="float" office:value="0.0482630601962344" calcext:value-type="float">
            <text:p>0.048263060196235</text:p>
          </table:table-cell>
          <table:table-cell table:formula="of:=([.H36]-[.$K$33])/[.$K$33]" office:value-type="float" office:value="0.0482630601962344" calcext:value-type="float">
            <text:p>0.048263060196235</text:p>
          </table:table-cell>
          <table:table-cell table:formula="of:=([.I36]-[.$K$33])/[.$K$33]" office:value-type="float" office:value="0.0466719702996553" calcext:value-type="float">
            <text:p>0.046671970299655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formula="of:= AVERAGE([.A2:.A36])" office:value-type="float" office:value="39.4758828639984" calcext:value-type="float">
            <text:p>39.4758828639984</text:p>
          </table:table-cell>
          <table:table-cell table:number-columns-repeated="11"/>
          <table:table-cell table:formula="of:=AVERAGE([.M2:.M36])" office:value-type="float" office:value="0.173370484845265" calcext:value-type="float">
            <text:p>0.173370484845265</text:p>
          </table:table-cell>
          <table:table-cell table:formula="of:=AVERAGE([.N2:.N36])" office:value-type="float" office:value="0.168769469638548" calcext:value-type="float">
            <text:p>0.168769469638548</text:p>
          </table:table-cell>
          <table:table-cell table:formula="of:=AVERAGE([.O2:.O36])" office:value-type="float" office:value="0.160888336050748" calcext:value-type="float">
            <text:p>0.160888336050748</text:p>
          </table:table-cell>
          <table:table-cell table:formula="of:=AVERAGE([.P2:.P36])" office:value-type="float" office:value="0.15837004808527" calcext:value-type="float">
            <text:p>0.15837004808527</text:p>
          </table:table-cell>
          <table:table-cell table:formula="of:=AVERAGE([.Q2:.Q36])" office:value-type="float" office:value="0.153462521581283" calcext:value-type="float">
            <text:p>0.153462521581283</text:p>
          </table:table-cell>
          <table:table-cell table:formula="of:=AVERAGE([.R2:.R36])" office:value-type="float" office:value="0.150697503238991" calcext:value-type="float">
            <text:p>0.150697503238991</text:p>
          </table:table-cell>
          <table:table-cell table:formula="of:=AVERAGE([.S2:.S36])" office:value-type="float" office:value="0.146115381248825" calcext:value-type="float">
            <text:p>0.146115381248825</text:p>
          </table:table-cell>
          <table:table-cell table:formula="of:=AVERAGE([.T2:.T36])" office:value-type="float" office:value="0.142873110383987" calcext:value-type="float">
            <text:p>0.1428731103839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9">00/00/0000</text:date>, <text:time style:data-style-name="N2" text:time-value="15:12:35.1582010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04.964000000</meta:creation-date>
    <meta:generator>LibreOffice/6.4.7.2$Linux_X86_64 LibreOffice_project/40$Build-2</meta:generator>
    <dc:date>2022-06-09T15:13:12.182016931</dc:date>
    <meta:editing-duration>PT14M31S</meta:editing-duration>
    <meta:editing-cycles>4</meta:editing-cycles>
    <meta:document-statistic meta:table-count="1" meta:cell-count="626" meta:object-count="0"/>
  </office:meta>
</office:document-meta>
</file>